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0.66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6.646cm"/>
    </style:style>
    <style:style style:name="ro5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6.555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ff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style:vertical-align="middle"/>
      <style:text-properties style:font-name="MS Gothic" style:font-name-asian="MS Gothic"/>
    </style:style>
    <style:style style:name="ce7" style:family="table-cell" style:parent-style-name="Default">
      <style:table-cell-properties style:vertical-align="middle"/>
      <style:text-properties style:font-name="MS Gothic" style:font-name-asian="MS Gothic"/>
    </style:style>
    <style:style style:name="ce8" style:family="table-cell" style:parent-style-name="Default">
      <style:table-cell-properties fo:border-bottom="0.002cm solid #000000" fo:wrap-option="no-wrap" fo:border-left="0.002cm solid #000000" fo:border-right="none" fo:border-top="0.002cm solid #000000" style:vertical-align="middle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font-name="MS Gothic" style:font-name-asian="MS Gothic"/>
    </style:style>
    <style:style style:name="ce10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style:font-name="MS Gothic" style:font-name-asian="MS Gothic"/>
    </style:style>
    <style:style style:name="ce11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  <style:text-properties style:font-name="MS Gothic" style:font-name-asian="MS Gothic"/>
    </style:style>
    <style:style style:name="ce12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font-name="MS Gothic" style:font-name-asian="MS Gothic"/>
    </style:style>
    <style:style style:name="ce13" style:family="table-cell" style:parent-style-name="Default">
      <style:table-cell-properties fo:border-bottom="0.002cm solid #000000" fo:wrap-option="wrap" fo:border-left="0.002cm solid #000000" fo:border-right="none" fo:border-top="none" style:vertical-align="middle"/>
      <style:text-properties style:font-name="MS Gothic" style:font-name-asian="MS Gothic"/>
    </style:style>
    <style:style style:name="ce14" style:family="table-cell" style:parent-style-name="Default">
      <style:table-cell-properties fo:border-bottom="0.002cm solid #000000" fo:wrap-option="no-wrap" fo:border-left="0.002cm solid #000000" fo:border-right="none" fo:border-top="0.002cm solid #000000" style:vertical-align="middle"/>
      <style:text-properties style:font-name="MS Gothic" style:font-name-asian="MS Gothic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MS Gothic" fo:font-size="10pt" style:font-name-asian="MS Gothic" style:font-size-asian="10pt" style:font-name-complex="Mangal" style:font-size-complex="10pt"/>
    </style:style>
    <style:style style:name="ce16" style:family="table-cell" style:parent-style-name="Default">
      <style:table-cell-properties fo:wrap-option="no-wrap"/>
      <style:text-properties style:font-name="MS Gothic" style:font-name-asian="MS Gothic"/>
    </style:style>
    <style:style style:name="ce17" style:family="table-cell" style:parent-style-name="Default">
      <style:table-cell-properties fo:wrap-option="no-wrap"/>
      <style:text-properties fo:color="#0000ff" style:font-name="MS Gothic" fo:language="en" fo:country="US" style:font-name-asian="MS Gothic" style:language-asian="en" style:country-asian="US" style:language-complex="en" style:country-complex="US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Ｐゴシック" fo:font-size="12pt" fo:language="en" fo:country="US" fo:font-weight="bold" style:font-name-asian="ＭＳ Ｐゴシック" style:font-size-asian="12pt" style:language-asian="en" style:country-asian="US" style:font-weight-asian="bold" style:font-name-complex="ＭＳ Ｐゴシック" style:font-size-complex="12pt" style:language-complex="en" style:country-complex="US" style:font-weight-complex="bold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wrap-option="no-wrap" style:vertical-align="middle"/>
      <style:text-properties style:font-name="MS Gothic" fo:font-size="16pt" style:font-name-asian="MS Gothic" style:font-size-asian="16pt" style:font-size-complex="16pt"/>
    </style:style>
    <style:style style:name="ce21" style:family="table-cell" style:parent-style-name="Default">
      <style:table-cell-properties fo:wrap-option="no-wrap" style:vertical-align="middle"/>
      <style:text-properties fo:color="#0000ff" style:font-name="MS Gothic" fo:font-size="14pt" style:font-name-asian="MS Gothic" style:font-size-asian="14pt" style:font-size-complex="14pt"/>
    </style:style>
    <style:style style:name="ce22" style:family="table-cell" style:parent-style-name="Default">
      <style:table-cell-properties fo:wrap-option="no-wrap" style:vertical-align="middle"/>
      <style:text-properties style:font-name="MS Gothic" fo:font-size="14pt" style:font-name-asian="MS Gothic" style:font-size-asian="14pt" style:font-size-complex="14pt"/>
    </style:style>
    <style:style style:name="ce23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24" style:family="table-cell" style:parent-style-name="Default">
      <style:table-cell-properties fo:border-bottom="0.002cm solid #000000" fo:wrap-option="no-wrap" fo:border-left="none" fo:border-right="none" fo:border-top="0.002cm solid #000000" style:vertical-align="middle"/>
      <style:text-properties style:font-name="MS Gothic" style:font-name-asian="MS Gothic"/>
    </style:style>
    <style:style style:name="ce25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S Gothic" style:font-name-asian="MS Gothic"/>
    </style:style>
    <style:style style:name="ce26" style:family="table-cell" style:parent-style-name="Default">
      <style:table-cell-properties fo:border="none" style:vertical-align="middle"/>
      <style:text-properties style:font-name="MS Gothic" style:font-name-asian="MS Gothic"/>
    </style:style>
    <style:style style:name="ce27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MS Gothic" style:font-name-asian="MS Gothic"/>
    </style:style>
    <style:style style:name="ce28" style:family="table-cell" style:parent-style-name="Default">
      <style:table-cell-properties fo:wrap-option="no-wrap" fo:border="none" style:vertical-align="middle"/>
      <style:text-properties style:font-name="MS Gothic" style:font-name-asian="MS Gothic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MS Gothic" style:font-name-asian="MS Gothic"/>
    </style:style>
    <style:style style:name="ce3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fo:wrap-option="no-wrap" fo:border-left="none" fo:border-right="0.002cm solid #000000" fo:border-top="0.002cm solid #000000" style:vertical-align="middle"/>
      <style:text-properties style:font-name="MS Gothic" style:font-name-asian="MS Gothic"/>
    </style:style>
    <style:style style:name="ce33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style:font-name="MS Gothic" style:font-name-asian="MS Gothic"/>
    </style:style>
    <style:style style:name="ce35" style:family="table-cell" style:parent-style-name="Default">
      <style:table-cell-properties fo:border-bottom="0.002cm solid #000000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style:font-name="MS Gothic" style:font-name-asian="MS Gothic"/>
    </style:style>
    <style:style style:name="ce36" style:family="table-cell" style:parent-style-name="Default">
      <style:table-cell-properties fo:wrap-option="no-wrap" fo:border="0.002cm solid #000000" style:vertical-align="middle"/>
      <style:text-properties style:font-name="MS Gothic" style:font-name-asian="MS Gothic"/>
    </style:style>
    <style:style style:name="ce37" style:family="table-cell" style:parent-style-name="Default">
      <style:table-cell-properties fo:wrap-option="no-wrap" fo:border="0.002cm solid #000000" style:vertical-align="middle"/>
      <style:text-properties style:font-name="ＭＳ Ｐゴシック" fo:font-size="11pt" fo:language="en" fo:country="US" style:font-name-asian="ＭＳ Ｐゴシック" style:font-size-asian="11pt" style:language-asian="en" style:country-asian="US" style:font-name-complex="ＭＳ Ｐゴシック" style:font-size-complex="6.25pt" style:language-complex="en" style:country-complex="US"/>
    </style:style>
    <style:style style:name="ce3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3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font-name="MS Gothic" style:font-name-asian="MS Gothic"/>
    </style:style>
    <style:style style:name="ce40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1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name-complex="ＭＳ Ｐゴシック2" style:font-size-complex="5.65000009536743pt" style:language-complex="en" style:country-complex="US"/>
    </style:style>
    <style:style style:name="ce4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style:font-name="MS Gothic" style:font-name-asian="MS Gothic"/>
    </style:style>
    <style:style style:name="ce43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MS Gothic" style:font-name-asian="MS Gothic"/>
    </style:style>
    <style:style style:name="ce44" style:family="table-cell" style:parent-style-name="Default">
      <style:text-properties style:font-name="MS Gothic" style:font-name-asian="MS Gothic"/>
    </style:style>
    <style:style style:name="ce45" style:family="table-cell" style:parent-style-name="Default">
      <style:table-cell-properties fo:wrap-option="no-wrap"/>
      <style:text-properties style:font-name="MS Gothic" fo:font-size="16pt" style:font-name-asian="MS Gothic" style:font-size-asian="16pt" style:font-size-complex="16pt"/>
    </style:style>
    <style:style style:name="ce46" style:family="table-cell" style:parent-style-name="Default">
      <style:table-cell-properties fo:wrap-option="no-wrap"/>
      <style:text-properties fo:color="#0000ff" style:font-name="MS Gothic" fo:font-size="14pt" style:font-name-asian="MS Gothic" style:font-size-asian="14pt" style:font-size-complex="14pt"/>
    </style:style>
    <style:style style:name="ce47" style:family="table-cell" style:parent-style-name="Default">
      <style:table-cell-properties fo:wrap-option="no-wrap"/>
      <style:text-properties style:font-name="MS Gothic" fo:font-size="14pt" style:font-name-asian="MS Gothic" style:font-size-asian="14pt" style:font-size-complex="14pt"/>
    </style:style>
    <style:style style:name="T1" style:family="text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ＭＳ Ｐゴシック" style:font-name-asian="ＭＳ Ｐゴシック" style:font-name-complex="Mangal"/>
    </style:style>
    <style:style style:name="T3" style:family="text">
      <style:text-properties fo:color="#ff66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ＭＳ Ｐゴシック" style:font-size-complex="5.69999980926514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0000ff" style:text-outline="false" style:text-line-through-style="none" style:font-name="ＭＳ Ｐゴシック2" fo:font-size="14pt" fo:font-style="normal" fo:text-shadow="none" style:text-underline-style="none" fo:font-weight="normal" style:font-name-asian="ＭＳ Ｐゴシック2" style:font-size-asian="14pt" style:font-style-asian="normal" style:font-weight-asian="normal" style:font-name-complex="ＭＳ Ｐゴシック2" style:font-size-complex="8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color="#0000ff"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ＭＳ Ｐゴシック" fo:font-size="12pt" fo:font-weight="bold" style:font-name-asian="ＭＳ Ｐゴシック" style:font-size-asian="12pt" style:font-weight-asian="bold" style:font-name-complex="ＭＳ Ｐゴシック" style:font-size-complex="12pt" style:font-weight-complex="bold"/>
    </style:style>
    <style:style style:name="T9" style:family="text">
      <style:text-properties style:font-name="ＭＳ Ｐゴシック" fo:font-size="12pt" style:font-name-asian="ＭＳ Ｐゴシック" style:font-size-asian="12pt" style:font-name-complex="ＭＳ Ｐゴシック" style:font-size-complex="12pt"/>
    </style:style>
    <style:style style:name="T10" style:family="text">
      <style:text-properties style:text-outline="false" style:text-line-through-style="none" style:font-name="ＭＳ Ｐゴシック2" fo:font-size="10pt" fo:font-style="normal" fo:text-shadow="none" style:text-underline-style="none" fo:font-weight="normal" style:font-name-asian="ＭＳ Ｐゴシック2" style:font-size-asian="10pt" style:font-style-asian="normal" style:font-weight-asian="normal" style:font-name-complex="ＭＳ Ｐゴシック2" style:font-size-complex="5.69999980926514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style:font-name="HG ゴシックB Sun" fo:font-size="10pt" fo:font-style="normal" fo:text-shadow="none" style:text-underline-style="none" fo:font-weight="normal" style:font-name-asian="HG ゴシックB Sun" style:font-size-asian="10pt" style:font-style-asian="normal" style:font-weight-asian="normal" style:font-name-complex="HG ゴシックB Sun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7" table:default-cell-style-name="ce19"/>
        <table:table-column table:style-name="co6" table:default-cell-style-name="ce19"/>
        <table:table-column table:style-name="co9" table:default-cell-style-name="ce19"/>
        <table:table-column table:style-name="co6" table:number-columns-repeated="1015" table:default-cell-style-name="ce19"/>
        <table:table-row table:style-name="ro2">
          <table:table-cell table:style-name="ce1" office:value-type="string" table:number-columns-spanned="9" table:number-rows-spanned="1">
            <text:p>オープンソースカンファレンス2012 Shimane 発表・展示申込書</text:p>
          </table:table-cell>
          <table:covered-table-cell table:number-columns-repeated="8" table:style-name="ce20"/>
          <table:table-cell table:style-name="ce45" table:number-columns-repeated="1015"/>
        </table:table-row>
        <table:table-row table:style-name="ro3">
          <table:table-cell table:style-name="ce1"/>
          <table:table-cell table:style-name="ce6" table:number-columns-repeated="8"/>
          <table:table-cell table:style-name="ce16" table:number-columns-repeated="1015"/>
        </table:table-row>
        <table:table-row table:style-name="ro4">
          <table:table-cell table:style-name="ce2" office:value-type="string">
            <text:p>申込書送付先＝＞　<text:span text:style-name="T1"><text:a xlink:href="mailto:office@shimane-oss.org">office@shimane-oss.org</text:a></text:span></text:p>
          </table:table-cell>
          <table:table-cell table:style-name="ce21" table:number-columns-repeated="8"/>
          <table:table-cell table:style-name="ce46" table:number-columns-repeated="1015"/>
        </table:table-row>
        <table:table-row table:style-name="ro6">
          <table:table-cell table:style-name="ce3" office:value-type="string">
            <text:p>申し込み締切＝＞　平成２４年８月３日（金）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6">
          <table:table-cell table:style-name="ce4" office:value-type="string">
            <text:p>　※申込受付は先着順となりますので、お早めにお申込みください。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6">
          <table:table-cell table:style-name="ce4" office:value-type="string">
            <text:p>プログラム公開予定日　＝＞　平成２４年８月１０日（金）</text:p>
          </table:table-cell>
          <table:table-cell table:style-name="ce22" table:number-columns-repeated="8"/>
          <table:table-cell table:style-name="ce47" table:number-columns-repeated="1015"/>
        </table:table-row>
        <table:table-row table:style-name="ro7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6" office:value-type="string">
            <text:p>申込日:</text:p>
          </table:table-cell>
          <table:table-cell table:style-name="ce6"/>
          <table:table-cell table:style-name="ce29" office:value-type="string">
            <text:p>年</text:p>
          </table:table-cell>
          <table:table-cell table:style-name="ce29"/>
          <table:table-cell table:style-name="ce29" office:value-type="string">
            <text:p>月</text:p>
          </table:table-cell>
          <table:table-cell table:style-name="ce29"/>
          <table:table-cell table:style-name="ce29" office:value-type="string">
            <text:p>日</text:p>
          </table:table-cell>
          <table:table-cell table:style-name="ce7" table:number-columns-repeated="2"/>
          <table:table-cell table:style-name="ce16" table:number-columns-repeated="1015"/>
        </table:table-row>
        <table:table-row table:style-name="ro7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5" office:value-type="string">
            <text:p>開催日時：</text:p>
          </table:table-cell>
          <table:table-cell table:style-name="ce7"/>
          <table:table-cell table:style-name="ce6" office:value-type="string">
            <text:p>平成24年9月1日（土）10:00〜17:10</text:p>
          </table:table-cell>
          <table:table-cell table:style-name="ce6" table:number-columns-repeated="6"/>
          <table:table-cell table:style-name="ce16" table:number-columns-repeated="1015"/>
        </table:table-row>
        <table:table-row table:style-name="ro7">
          <table:table-cell table:style-name="ce5" office:value-type="string">
            <text:p>開催場所：</text:p>
          </table:table-cell>
          <table:table-cell table:style-name="ce7"/>
          <table:table-cell table:style-name="ce23" office:value-type="string">
            <text:p><text:span text:style-name="T10">松江テルサ </text:span><text:span text:style-name="T11">4F</text:span><text:span text:style-name="T10">大会議室</text:span><text:span text:style-name="T11">(</text:span><text:span text:style-name="T10">発表</text:span><text:span text:style-name="T11">)</text:span><text:span text:style-name="T10">、研修室</text:span><text:span text:style-name="T11">1(</text:span><text:span text:style-name="T10">展示</text:span><text:span text:style-name="T11">)</text:span></text:p>
          </table:table-cell>
          <table:table-cell table:style-name="ce6" table:number-columns-repeated="6"/>
          <table:table-cell table:style-name="ce16" table:number-columns-repeated="1015"/>
        </table:table-row>
        <table:table-row table:style-name="ro7">
          <table:table-cell table:style-name="ce5" office:value-type="string">
            <text:p>タイムスケジュール：</text:p>
          </table:table-cell>
          <table:table-cell table:style-name="ce23"/>
          <table:table-cell table:style-name="ce6" table:number-columns-repeated="7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時間</text:p>
          </table:table-cell>
          <table:table-cell table:style-name="ce9"/>
          <table:table-cell table:style-name="ce40" office:value-type="string">
            <text:p>発表番号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0:00 – 10:30</text:p>
          </table:table-cell>
          <table:table-cell table:style-name="ce9"/>
          <table:table-cell table:style-name="ce41" office:value-type="string">
            <text:p>（オープニング）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0:40 – 10:55</text:p>
          </table:table-cell>
          <table:table-cell table:style-name="ce9"/>
          <table:table-cell table:style-name="ce40" office:value-type="string">
            <text:p>[1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0:55 – 11:10</text:p>
          </table:table-cell>
          <table:table-cell table:style-name="ce9"/>
          <table:table-cell table:style-name="ce40" office:value-type="string">
            <text:p>[2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1:10 – 11:25</text:p>
          </table:table-cell>
          <table:table-cell table:style-name="ce9"/>
          <table:table-cell table:style-name="ce40" office:value-type="string">
            <text:p>[3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1:30 – 11:45</text:p>
          </table:table-cell>
          <table:table-cell table:style-name="ce9"/>
          <table:table-cell table:style-name="ce40" office:value-type="string">
            <text:p>[4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1:45 – 12:00</text:p>
          </table:table-cell>
          <table:table-cell table:style-name="ce9"/>
          <table:table-cell table:style-name="ce40" office:value-type="string">
            <text:p>[5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3:00 – 13:15</text:p>
          </table:table-cell>
          <table:table-cell table:style-name="ce9"/>
          <table:table-cell table:style-name="ce40" office:value-type="string">
            <text:p>[6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3:15 – 13:30</text:p>
          </table:table-cell>
          <table:table-cell table:style-name="ce9"/>
          <table:table-cell table:style-name="ce40" office:value-type="string">
            <text:p>[7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3:30 – 13:45</text:p>
          </table:table-cell>
          <table:table-cell table:style-name="ce9"/>
          <table:table-cell table:style-name="ce40" office:value-type="string">
            <text:p>[8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1" office:value-type="string">
            <text:p>13:55 – 14:10</text:p>
          </table:table-cell>
          <table:table-cell table:style-name="ce9"/>
          <table:table-cell table:style-name="ce40" office:value-type="string">
            <text:p>[9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4:10 - 14:25</text:p>
          </table:table-cell>
          <table:table-cell table:style-name="ce9"/>
          <table:table-cell table:style-name="ce40" office:value-type="string">
            <text:p>[10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4:25 – 14:40</text:p>
          </table:table-cell>
          <table:table-cell table:style-name="ce9"/>
          <table:table-cell table:style-name="ce40" office:value-type="string">
            <text:p>[11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5:10 – 15:25</text:p>
          </table:table-cell>
          <table:table-cell table:style-name="ce9"/>
          <table:table-cell table:style-name="ce40" office:value-type="string">
            <text:p>[12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5:25 – 15:40</text:p>
          </table:table-cell>
          <table:table-cell table:style-name="ce9"/>
          <table:table-cell table:style-name="ce40" office:value-type="string">
            <text:p>[13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5:40 – 15:55</text:p>
          </table:table-cell>
          <table:table-cell table:style-name="ce9"/>
          <table:table-cell table:style-name="ce40" office:value-type="string">
            <text:p>[14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5:55 – 16:10</text:p>
          </table:table-cell>
          <table:table-cell table:style-name="ce9"/>
          <table:table-cell table:style-name="ce40" office:value-type="string">
            <text:p>[15]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6:30 – 17:00</text:p>
          </table:table-cell>
          <table:table-cell table:style-name="ce9"/>
          <table:table-cell table:style-name="ce40" office:value-type="string">
            <text:p>（ライトニングトーク）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7" table:number-columns-repeated="3"/>
          <table:table-cell table:style-name="ce30" office:value-type="string">
            <text:p>17:00 – 17:10</text:p>
          </table:table-cell>
          <table:table-cell table:style-name="ce9"/>
          <table:table-cell table:style-name="ce40" office:value-type="string">
            <text:p>（クロージング）</text:p>
          </table:table-cell>
          <table:table-cell table:style-name="ce43"/>
          <table:table-cell table:style-name="ce44"/>
          <table:table-cell table:style-name="ce6"/>
          <table:table-cell table:style-name="ce16" table:number-columns-repeated="1015"/>
        </table:table-row>
        <table:table-row table:style-name="ro7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5" office:value-type="string">
            <text:p>1. 発表申込</text:p>
          </table:table-cell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8" office:value-type="string">
            <text:p>(1) タイトル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2) 発表者名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3) 所属団体(法人名/コミュニティ名/個人)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4) URL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8">
          <table:table-cell table:style-name="ce8" office:value-type="string">
            <text:p>(5) カテゴリー</text:p>
          </table:table-cell>
          <table:table-cell table:style-name="ce24" table:number-columns-repeated="2"/>
          <table:table-cell table:style-name="ce32"/>
          <table:table-cell table:style-name="ce37" office:value-type="string" table:number-columns-spanned="5" table:number-rows-spanned="1">
            <text:p>(OS,Linuxディストリビューション、CMS、データベース、教育、言語、など)</text:p>
          </table:table-cell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6) 担当者名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7) 担当者メールアドレス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9" office:value-type="string">
            <text:p>(8) 担当者電話番号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10" office:value-type="string">
            <text:p>(9) 希望する発表番号</text:p>
          </table:table-cell>
          <table:table-cell table:style-name="ce25" table:number-columns-repeated="2"/>
          <table:table-cell table:style-name="ce33"/>
          <table:table-cell table:style-name="ce38" office:value-type="string" table:number-columns-spanned="4" table:number-rows-spanned="1">
            <text:p>第１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7">
          <table:table-cell table:style-name="ce11" office:value-type="string" table:number-columns-spanned="4" table:number-rows-spanned="2">
            <text:p>※タイムスケジュールの中から発表番号を選び記入してください。</text:p>
          </table:table-cell>
          <table:covered-table-cell table:style-name="ce26"/>
          <table:covered-table-cell table:style-name="ce7"/>
          <table:covered-table-cell table:style-name="ce34"/>
          <table:table-cell table:style-name="ce38" office:value-type="string" table:number-columns-spanned="4" table:number-rows-spanned="1">
            <text:p>第２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7">
          <table:covered-table-cell table:style-name="ce12"/>
          <table:covered-table-cell table:number-columns-repeated="2" table:style-name="ce27"/>
          <table:covered-table-cell table:style-name="ce35"/>
          <table:table-cell table:style-name="ce38" office:value-type="string" table:number-columns-spanned="4" table:number-rows-spanned="1">
            <text:p>第３希望</text:p>
          </table:table-cell>
          <table:covered-table-cell table:style-name="ce42"/>
          <table:covered-table-cell table:number-columns-repeated="2" table:style-name="ce24"/>
          <table:table-cell table:style-name="ce32"/>
          <table:table-cell table:style-name="ce16" table:number-columns-repeated="1015"/>
        </table:table-row>
        <table:table-row table:style-name="ro9">
          <table:table-cell table:style-name="ce13" office:value-type="string" table:number-columns-spanned="4" table:number-rows-spanned="1">
            <text:p>(10) 発表を Ustream で配信してもよろしいでしょうか？</text:p>
          </table:table-cell>
          <table:covered-table-cell table:number-columns-repeated="2" table:style-name="ce27"/>
          <table:covered-table-cell table:style-name="ce35"/>
          <table:table-cell table:style-name="ce38" office:value-type="string" table:number-columns-spanned="5" table:number-rows-spanned="1">
            <text:p>はい　／　いいえ</text:p>
          </table:table-cell>
          <table:covered-table-cell table:style-name="ce42"/>
          <table:covered-table-cell table:number-columns-repeated="2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5"/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5" office:value-type="string">
            <text:p>2. 展示申込</text:p>
          </table:table-cell>
          <table:table-cell table:style-name="ce6" table:number-columns-repeated="8"/>
          <table:table-cell table:style-name="ce16" table:number-columns-repeated="1015"/>
        </table:table-row>
        <table:table-row table:style-name="ro7">
          <table:table-cell table:style-name="ce8" office:value-type="string">
            <text:p>(1) 展示内容概要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8" office:value-type="string">
            <text:p>(2) 所属団体(法人名/コミュニティ名/個人)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8" office:value-type="string">
            <text:p>(3) URL</text:p>
          </table:table-cell>
          <table:table-cell table:style-name="ce24" table:number-columns-repeated="2"/>
          <table:table-cell table:style-name="ce32"/>
          <table:table-cell table:style-name="ce36" table:number-columns-spanned="5" table:number-rows-spanned="1"/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8">
          <table:table-cell table:style-name="ce8" office:value-type="string">
            <text:p>(4) カテゴリー</text:p>
          </table:table-cell>
          <table:table-cell table:style-name="ce24" table:number-columns-repeated="2"/>
          <table:table-cell table:style-name="ce32"/>
          <table:table-cell table:style-name="ce37" office:value-type="string" table:number-columns-spanned="5" table:number-rows-spanned="1">
            <text:p>(OS,Linuxディストリビューション、CMS、データベース、教育、言語、など)</text:p>
          </table:table-cell>
          <table:covered-table-cell table:number-columns-repeated="3" table:style-name="ce24"/>
          <table:covered-table-cell table:style-name="ce32"/>
          <table:table-cell table:style-name="ce16" table:number-columns-repeated="1015"/>
        </table:table-row>
        <table:table-row table:style-name="ro7">
          <table:table-cell table:style-name="ce8" office:value-type="string">
            <text:p>(5) 担当者名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8" office:value-type="string">
            <text:p>(6) 担当者メールアドレス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9" office:value-type="string">
            <text:p>(7) 担当者電話番号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8" office:value-type="string">
            <text:p>(8) 持込予定物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8" office:value-type="string">
            <text:p>(9) 電源容量</text:p>
          </table:table-cell>
          <table:table-cell table:style-name="ce24" table:number-columns-repeated="3"/>
          <table:table-cell table:style-name="ce39" office:value-type="string" table:number-columns-spanned="5" table:number-rows-spanned="1">
            <text:p>ノートPC１台〜2台程度とします。</text:p>
          </table:table-cell>
          <table:covered-table-cell table:number-columns-repeated="4" table:style-name="ce36"/>
          <table:table-cell table:style-name="ce16" table:number-columns-repeated="1015"/>
        </table:table-row>
        <table:table-row table:style-name="ro7">
          <table:table-cell table:style-name="ce14" office:value-type="string">
            <text:p>(10) 隣接希望団体　その他連絡事項</text:p>
          </table:table-cell>
          <table:table-cell table:style-name="ce24" table:number-columns-repeated="3"/>
          <table:table-cell table:style-name="ce36" table:number-columns-spanned="5" table:number-rows-spanned="1"/>
          <table:covered-table-cell table:number-columns-repeated="4" table:style-name="ce36"/>
          <table:table-cell table:style-name="ce16" table:number-columns-repeated="1015"/>
        </table:table-row>
        <table:table-row table:style-name="ro10">
          <table:table-cell table:style-name="ce15" office:value-type="string" table:number-columns-spanned="9" table:number-rows-spanned="1">
            <text:p><text:span text:style-name="T2">◆</text:span><text:span text:style-name="T2">展示スペースについて</text:span></text:p>
            <text:p><text:span text:style-name="T2"><text:s/></text:span><text:span text:style-name="T2">・ 机 </text:span><text:span text:style-name="T2">- 1</text:span><text:span text:style-name="T2">つ </text:span><text:span text:style-name="T2">(1,800[w]×450[d]) <text:s text:c="2"/></text:span><text:span text:style-name="T2">イス</text:span><text:span text:style-name="T2">- 2</text:span><text:span text:style-name="T2">つ（調整可能）</text:span></text:p>
            <text:p><text:span text:style-name="T2"><text:s/>※ </text:span><text:span text:style-name="T2">机の配置は対面か壁寄せスタイルで検討中です。</text:span></text:p>
            <text:p><text:span text:style-name="T2"><text:s/></text:span><text:span text:style-name="T2">・ 出展機材 </text:span><text:span text:style-name="T2">- </text:span><text:span text:style-name="T2">大型機器の展示は電源容量をご連絡ください。電源を入れる事をご遠慮いただく場合があります。</text:span></text:p>
            <text:p><text:span text:style-name="T2"><text:s/></text:span><text:span text:style-name="T2">・ 電源 </text:span><text:span text:style-name="T2">- </text:span><text:span text:style-name="T3">電源タップ</text:span><text:span text:style-name="T4">はご用意ください</text:span></text:p>
            <text:p><text:span text:style-name="T4"><text:s/></text:span><text:span text:style-name="T4">・ ネットワーク </text:span><text:span text:style-name="T4">- </text:span><text:span text:style-name="T4">有線 </text:span><text:span text:style-name="T4">or </text:span><text:span text:style-name="T4">無線 </text:span><text:span text:style-name="T4">LAN</text:span><text:span text:style-name="T4">で利用可能予定</text:span></text:p>
            <text:p><text:span text:style-name="T4">　※ </text:span><text:span text:style-name="T4">HUB</text:span><text:span text:style-name="T4">、ネットワークケーブルはご用意ください</text:span></text:p>
            <text:p><text:span text:style-name="T4"><text:s/></text:span><text:span text:style-name="T4">・ プロジェクター </text:span><text:span text:style-name="T4">- </text:span><text:span text:style-name="T4">液晶モニターなどで代用をお願いします。</text:span></text:p>
            <text:p><text:span text:style-name="T4"><text:s/></text:span><text:span text:style-name="T4">・ 物品販売 </text:span><text:span text:style-name="T4">- </text:span><text:span text:style-name="T4">不可</text:span></text:p>
            <text:p><text:span text:style-name="T3">※ </text:span><text:span text:style-name="T3">当日の</text:span><text:span text:style-name="T3">9</text:span><text:span text:style-name="T3">時から展示スペースの準備が可能です（前日準備はできません）。展示時間、事前準備時間、展示物の搬入、撤収時間につきましては、別途『開催当日までのご案内』として、</text:span><text:span text:style-name="T3">2</text:span><text:span text:style-name="T3">週間前にご連絡させていただきます。</text:span></text:p>
            <text:p><text:span text:style-name="T3"/></text:p>
            <text:p><text:span text:style-name="T4">◆</text:span><text:span text:style-name="T4">協賛金について</text:span></text:p>
            <text:p><text:span text:style-name="T5">OSC 2012 Shimane</text:span><text:span text:style-name="T5">では、所属団体の種類（企業、コミュニティ、個人）に関わらず、セミナー発表および展示のために</text:span><text:span text:style-name="T4">協賛金は必要ありません。</text:span></text:p>
          </table:table-cell>
          <table:covered-table-cell table:style-name="ce28"/>
          <table:covered-table-cell table:number-columns-repeated="7" table:style-name="ce6"/>
          <table:table-cell table:style-name="ce16" table:number-columns-repeated="1015"/>
        </table:table-row>
        <table:table-row table:style-name="ro7">
          <table:table-cell table:style-name="ce16" table:number-columns-repeated="1024"/>
        </table:table-row>
        <table:table-row table:style-name="ro11">
          <table:table-cell table:style-name="ce17" office:value-type="string">
            <text:p><text:span text:style-name="T6">申込書送付先＝＞　</text:span><text:span text:style-name="T7"><text:a xlink:href="mailto:office@shimane-oss.org">office@shimane-oss.org</text:a></text:span></text:p>
          </table:table-cell>
          <table:table-cell table:style-name="ce16" table:number-columns-repeated="1023"/>
        </table:table-row>
        <table:table-row table:style-name="ro3">
          <table:table-cell table:style-name="ce3" office:value-type="string">
            <text:p>申し込み締切＝＞　平成２４年８月３日（金）</text:p>
          </table:table-cell>
          <table:table-cell table:style-name="ce16" table:number-columns-repeated="1023"/>
        </table:table-row>
        <table:table-row table:style-name="ro3">
          <table:table-cell table:style-name="ce4" office:value-type="string">
            <text:p>　※申込受付は先着順となりますので、お早めにお申込みください。</text:p>
          </table:table-cell>
          <table:table-cell table:style-name="ce16" table:number-columns-repeated="1023"/>
        </table:table-row>
        <table:table-row table:style-name="ro3">
          <table:table-cell table:style-name="ce4" office:value-type="string">
            <text:p>プログラム公開予定日　＝＞　平成２４年８月１０日（金）</text:p>
          </table:table-cell>
          <table:table-cell table:style-name="ce16" table:number-columns-repeated="1023"/>
        </table:table-row>
        <table:table-row table:style-name="ro12">
          <table:table-cell table:style-name="ce18" office:value-type="string" table:number-columns-spanned="9" table:number-rows-spanned="1">
            <text:p><text:span text:style-name="T8">お申し込みの際は本紙に必要事項をご記入の上、事務局までメールにファイルを添付しご送付下さい。</text:span></text:p>
            <text:p><text:span text:style-name="T8">また控えのために、このファイルは印刷、もしくは保存してください。</text:span></text:p>
            <text:p><text:span text:style-name="T9">ご不明な点なども上記までお気軽にお問い合わせください。</text:span></text:p>
          </table:table-cell>
          <table:covered-table-cell table:number-columns-repeated="8" table:style-name="ce6"/>
          <table:table-cell table:style-name="ce6" table:number-columns-repeated="1015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Default"/>
          <table:table-cell table:number-columns-repeated="1023"/>
        </table:table-row>
        <table:table-row table:style-name="ro12" table:number-rows-repeated="104850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HG ゴシックB Sun" svg:font-family="'HG ゴシックB Sun', 'HG-GothicB Sun', 'HG ゴシックB', 'HG Mincho Light J', 'ＭＳ Ｐゴシック', 'ヒラギノ角ゴ ProN W3', 'ヒラギノ角ゴ Pro W3', TLPゴシック, LXゴシック, HGPGothicB, 'IPA Pゴシック', 東風ゴシック, さざなみゴシック, 'Kochi Gothic', 'UmePlus Gothic', Gothic" style:font-family-generic="modern" style:font-pitch="fixed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number-style style:name="N151">
      <number:number number:decimal-places="0" number:min-integer-digits="0"/>
      <number:text>個</number:text>
    </number:number-style>
    <number:number-style style:name="N152">
      <number:number number:decimal-places="0" number:min-integer-digits="0"/>
      <number:text>舞</number:text>
    </number:number-style>
    <number:number-style style:name="N153">
      <number:number number:decimal-places="0" number:min-integer-digits="0"/>
      <number:text>枚</number:text>
    </number:number-style>
    <number:number-style style:name="N154">
      <number:number number:decimal-places="0" number:min-integer-digits="0"/>
      <number:text>頁</number:text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012/06/21</text:date>, <text:time>10:19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0:25:03</meta:creation-date>
    <dc:date>2012-06-21T10:19:16</dc:date>
    <meta:editing-duration>PT5H5M31S</meta:editing-duration>
    <meta:editing-cycles>45</meta:editing-cycles>
    <meta:generator>OpenOffice.org/3.4$Unix OpenOffice.org_project/340m1$Build-9590</meta:generator>
    <meta:document-statistic meta:table-count="3" meta:cell-count="88" meta:object-count="0"/>
  </office:meta>
</office:document-meta>
</file>